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GridStateFactory.getDataGridURLBuilder( String name , DataGridConfig confi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ataGridStateFactory.getDataGridURLBuild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GridStateFactory.DataGridStateFactory( 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aGridStateFactory.getInstance( JspContext jsp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aGridStateFactory.getDataGridSta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GridStateFactory.getDataGridState( String name , DataGridConfig confi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ataGridStateFactory.lookupCodec( String name , DataGridConfig confi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ataGridStateFactory.attachDataGridState( String name , DataGridState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aGridStateFactory.getInstance( Servlet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